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ssionListener.sessionDidActivate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SessionListener.sessionWillPassivate( HttpSess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